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</office:automatic-styles>
  <office:body>
    <office:text>
      <text:h text:style-name="Heading_20_1" text:outline-level="1">CHRIS SHELHORSE</text:h>
      <text:p text:style-name="First_20_paragraph">Contact me by [email] [] for more information, or to arrange a time to talk [email]: mailto:shelhorse@gmail.com (email) [map]: http://bit.ly/1tHl5j0 (map)</text:p>
      <text:h text:style-name="Heading_20_2" text:outline-level="2">OBJECTIVE</text:h>
      <text:p text:style-name="First_20_paragraph">Professional IT Consultant with experience leading and managing projects, and knowledge of a wide variety of computer technologies seeking new opportunities. Winning combination of hard and soft skills. Valuable team player. Eager to transition back into the workforce after a break from business to spend time with family and travel the world</text:p>
      <text:p text:style-name="Text_20_body">Currently located in [Dallas, TX] [map] and willing to travel, relocate, or work remotely</text:p>
      <text:h text:style-name="Heading_20_2" text:outline-level="2">SUMMARY</text:h>
      <text:p text:style-name="First_20_paragraph">Broad knowledge of operating systems, development practices, and database technologies<text:line-break/>Expert analytical and problem solving skills<text:line-break/>Adept at managing hardware, software, and operating systems<text:line-break/>Versatile team player with experience using many development tools</text:p>
      <text:h text:style-name="Heading_20_2" text:outline-level="2">WORK HISTORY</text:h>
      <text:h text:style-name="Heading_20_3" text:outline-level="3">2005-2011: Managing Consultant</text:h>
      <text:h text:style-name="Heading_20_4" text:outline-level="4">IBM, Lab Services, Systems and Technology Group</text:h>
      <text:p text:style-name="First_20_paragraph">Led on-site efforts to deliver data warehouse systems used for Smart Analytics solutions<text:line-break/>Presented overviews of solution’s hardware, network, and operating systems architecture<text:line-break/>Developed programs automating various systems-related tasks performed during deliveries<text:line-break/>Completed AIX health checks to ensure existing Smart Analytics solutions conformed to standards<text:line-break/>Trained client technical staff on AIX and IBM Power systems virtualization technologies</text:p>
      <text:h text:style-name="Heading_20_3" text:outline-level="3">2000-2005: IT Specialist</text:h>
      <text:h text:style-name="Heading_20_4" text:outline-level="4">IBM, e-business Innovation Center, Business Information Services</text:h>
      <text:p text:style-name="First_20_paragraph">Developed scripts to manipulate data during migration from MySQL to Oracle at E*Trade<text:line-break/>Administered source code using CMVC (IBM’s internal CM tool) for multiple projects<text:line-break/>Worked defects in existing Websphere Commerce Suite applications<text:line-break/>Managed development systems running AIX, Solaris, Linux, and Windows Server<text:line-break/>Managed applications on these systems, including IBM HTTPS, DB2, and Websphere Application Servers</text:p>
      <text:h text:style-name="Heading_20_3" text:outline-level="3">1997-2000: Programmer Analyst</text:h>
      <text:h text:style-name="Heading_20_4" text:outline-level="4">IBM, Federal Systems Division, Global Services</text:h>
      <text:p text:style-name="First_20_paragraph">Senior AIX System Support Specialist dedicated to help desk servicing US Forest Service contract<text:line-break/>Analyzed network and server operating systems and software problems as required<text:line-break/>Resolved problems with applications such as Netscape, Applix, Oracle, sendmail, and named<text:line-break/>Configured security credentials and secure file system access in a large nationally distributed computing environment</text:p>
      <text:h text:style-name="Heading_20_3" text:outline-level="3">1995-1997: UNIX Systems Administrator</text:h>
      <text:h text:style-name="Heading_20_4" text:outline-level="4">Old Dominion University, Office of Computing &amp; Computer Services</text:h>
      <text:p text:style-name="First_20_paragraph">Managed UNIX servers &amp; serviced trouble tickets from engineering departments<text:line-break/>Processed &amp; Automated DNS change request submissions via Web app<text:line-break/>Verified and managed backups to tape for numerous servers<text:line-break/>Managed fulfillment of university students email accounts</text:p>
      <text:h text:style-name="Heading_20_2" text:outline-level="2">EDUCATION &amp; TRAINING</text:h>
      <text:p text:style-name="First_20_paragraph">2014: Engineering Software as a Service, UC BerkeleyX (edX)<text:line-break/>2013: Intro to Python, Rice University (Cousera)<text:line-break/>2001: Java Mobilization, IBM training on Java, EJB, JSP, and Websphere<text:line-break/>2001: Certified AIX Support Specialist<text:line-break/>2000: Firewalls and Perimeter Security<text:line-break/>#### 2001: Virginia Polytechnical Institute, Graduate-level CS courses - Theory of Programming Languages - Data Structures &amp; Algorithms in C++<text:line-break/>#### 1995-1997: Old Dominion University, Graduate-level CS courses - Advanced Computer Architecture - Web Programming<text:line-break/>#### 1995-1997: Old Dominion University, Undergraduate-level CS courses - Computer Networks - Discrete Structures - Operating Systems - Introduction to C++ - Database Fundamentals - Data Structures in C++ - Software Engineering - Object-Oriented Programming in C++<text:line-break/>#### 1995-1997: Old Dominion University, Bachelor of Science (Psychology)</text:p>
      <text:h text:style-name="Heading_20_2" text:outline-level="2">REFERENCES</text:h>
      <text:p text:style-name="First_20_paragraph">References are available upon request<text:line-break/>[LinkedIn Profile] [LinkedIn]<text:line-break/>[LinkedIn]: http://www.linkedin.com/in/shelhorse (LinkedIn Profi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